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b7cf7c"/>
    </style:style>
    <style:style style:name="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4" style:family="paragraph" style:parent-style-name="Heading_20_1">
      <style:text-properties officeooo:rsid="01ea65d6" officeooo:paragraph-rsid="01ea65d6"/>
    </style:style>
    <style:style style:name="P5" style:family="paragraph" style:parent-style-name="Text_20_body" style:list-style-name="AdvLab-Bullet">
      <style:text-properties fo:font-weight="bold" officeooo:rsid="01ea65d6" officeooo:paragraph-rsid="01ea65d6" style:font-weight-asian="bold" style:font-weight-complex="bold"/>
    </style:style>
    <style:style style:name="P6" style:family="paragraph" style:parent-style-name="Text_20_body">
      <style:text-properties fo:font-weight="bold" officeooo:rsid="01ea65d6" officeooo:paragraph-rsid="01ea65d6" style:font-weight-asian="bold" style:font-weight-complex="bold"/>
    </style:style>
    <style:style style:name="P7" style:family="paragraph" style:parent-style-name="Text_20_body" style:list-style-name="AdvLab-Bullet">
      <style:text-properties fo:font-weight="bold" officeooo:rsid="01eb0137" officeooo:paragraph-rsid="01eb0137" style:font-weight-asian="bold" style:font-weight-complex="bold"/>
    </style:style>
    <style:style style:name="P8" style:family="paragraph" style:parent-style-name="Text_20_body" style:list-style-name="AdvLab-Bullet">
      <style:text-properties fo:font-weight="bold" officeooo:rsid="01ec06b9" officeooo:paragraph-rsid="01ec06b9" style:font-weight-asian="bold" style:font-weight-complex="bold"/>
    </style:style>
    <style:style style:name="P9" style:family="paragraph" style:parent-style-name="Text_20_body">
      <style:text-properties fo:font-weight="bold" officeooo:rsid="01ec06b9" officeooo:paragraph-rsid="01ec06b9" style:font-weight-asian="bold" style:font-weight-complex="bold"/>
    </style:style>
    <style:style style:name="T1" style:family="text">
      <style:text-properties fo:font-size="12pt" fo:font-weight="bold" officeooo:rsid="01057fde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4" style:family="text">
      <style:text-properties fo:font-size="12pt" fo:font-weight="bold" officeooo:rsid="01e1f695" style:font-name-asian="Liberation Sans1" style:font-size-asian="10.5pt" style:font-name-complex="Liberation Sans1"/>
    </style:style>
    <style:style style:name="T5" style:family="text">
      <style:text-properties fo:font-size="12pt" fo:font-weight="bold" officeooo:rsid="01d47918" style:font-name-asian="Liberation Sans1" style:font-size-asian="10.5pt" style:font-name-complex="Liberation Sans1"/>
    </style:style>
    <style:style style:name="T6" style:family="text">
      <style:text-properties fo:font-size="12pt" fo:font-weight="bold" officeooo:rsid="01ea65d6" style:font-name-asian="Liberation Sans1" style:font-size-asian="10.5pt" style:font-name-complex="Liberation Sans1"/>
    </style:style>
    <style:style style:name="T7" style:family="text">
      <style:text-properties officeooo:rsid="0050f0df"/>
    </style:style>
    <style:style style:name="T8" style:family="text">
      <style:text-properties officeooo:rsid="00b1e0fa" style:font-name-asian="Liberation Sans1" style:font-name-complex="Liberation Sans1"/>
    </style:style>
    <style:style style:name="T9" style:family="text">
      <style:text-properties officeooo:rsid="010563d1"/>
    </style:style>
    <style:style style:name="T10" style:family="text">
      <style:text-properties officeooo:rsid="0050f0df" style:font-name-asian="Liberation Serif" style:font-name-complex="Liberation Serif"/>
    </style:style>
    <style:style style:name="T11" style:family="text">
      <style:text-properties officeooo:rsid="0050f0df" style:font-name-asian="Arial Unicode MS" style:font-name-complex="Arial Unicode MS"/>
    </style:style>
    <style:style style:name="T12" style:family="text">
      <style:text-properties officeooo:rsid="007e5b1a" style:font-name-asian="Arial Unicode MS" style:font-name-complex="Arial Unicode MS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1ea65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o.adafruit.com</text:h>
      <text:list text:style-name="AdvLab-Bullet">
        <text:list-item>
          <text:p text:style-name="P5">First name<text:span text:style-name="T13">: Astro</text:span></text:p>
        </text:list-item>
        <text:list-item>
          <text:p text:style-name="P5">Last Name<text:span text:style-name="T13">: Huster</text:span></text:p>
        </text:list-item>
        <text:list-item>
          <text:p text:style-name="P5">Email<text:span text:style-name="T13">: </text:span><text:a xlink:type="simple" xlink:href="mailto:mehuster@geneva.edu" text:style-name="Internet_20_link" text:visited-style-name="Visited_20_Internet_20_Link">mehuster@geneva.edu</text:a></text:p>
        </text:list-item>
        <text:list-item>
          <text:p text:style-name="P5">Username <text:span text:style-name="T13">astrohuster</text:span></text:p>
        </text:list-item>
        <text:list-item>
          <text:p text:style-name="P5">Password<text:span text:style-name="T13">: Einstein2323</text:span></text:p>
        </text:list-item>
      </text:list>
      <text:p text:style-name="P6"><text:span text:style-name="T13">Welcome! You have signed up successfully.</text:span></text:p>
      <text:list text:continue-numbering="true" text:style-name="AdvLab-Bullet">
        <text:list-item>
          <text:p text:style-name="P5"><text:span text:style-name="T13">Add optional bio</text:span></text:p>
        </text:list-item>
        <text:list-item>
          <text:p text:style-name="P5"><text:span text:style-name="T13">Click </text:span><text:span text:style-name="Code"><text:span text:style-name="T14">[Save Profile].</text:span></text:span></text:p>
        </text:list-item>
        <text:list-item>
          <text:p text:style-name="P5"><text:span text:style-name="T13">In the top navigation bar, click </text:span><text:span text:style-name="Code"><text:span text:style-name="T14">[IO]</text:span></text:span><text:span text:style-name="T13">.</text:span></text:p>
        </text:list-item>
        <text:list-item>
          <text:p text:style-name="P5"><text:span text:style-name="T13">In the upper right there is a key icon. Click it.</text:span></text:p>
        </text:list-item>
        <text:list-item>
          <text:p text:style-name="P5"><text:span text:style-name="T13">A window should pop up on the web page titled </text:span><text:span text:style-name="Code"><text:span text:style-name="T14">YOUR ADAFRUIT IO KEY</text:span></text:span><text:span text:style-name="T13">.</text:span></text:p>
        </text:list-item>
        <text:list-item>
          <text:p text:style-name="P5"><text:span text:style-name="T13">Copy and paste the lines in the </text:span><text:span text:style-name="Code"><text:span text:style-name="T14">CircuitPython</text:span></text:span><text:span text:style-name="T13"> box. They should look something like this:</text:span></text:p>
        </text:list-item>
      </text:list>
      <text:p text:style-name="Code">ADAFRUIT_AIO_USERNAME = "astrohuster"</text:p>
      <text:p text:style-name="Code">ADAFRUIT_AIO_KEY <text:s text:c="5"/>= "aio_TfqB88sgsanYJ69FWBWBbq9DDf<text:span text:style-name="T15">YB</text:span>"</text:p>
      <text:list text:continue-numbering="true" text:style-name="AdvLab-Bullet">
        <text:list-item>
          <text:p text:style-name="P7"><text:span text:style-name="T13">Open the </text:span><text:span text:style-name="Code"><text:span text:style-name="T14">settings.toml</text:span></text:span><text:span text:style-name="T13"> file and paste these lines in.</text:span></text:p>
        </text:list-item>
        <text:list-item>
          <text:p text:style-name="P8"><text:span text:style-name="T13">These lines are how your Pico W will login to your </text:span><text:span text:style-name="Code"><text:span text:style-name="T14">io.adafruit.com</text:span></text:span><text:span text:style-name="T13"> account.</text:span></text:p>
        </text:list-item>
      </text:list>
      <text:p text:style-name="P9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 style:master-page-name="">
      <loext:graphic-properties draw:fill="solid" draw:fill-color="#faebd7"/>
      <style:paragraph-properties fo:margin-left="0.6in" fo:margin-right="0.6in" fo:margin-top="0.0402in" fo:margin-bottom="0.0598in" style:contextual-spacing="false" fo:text-indent="0in" style:auto-text-indent="false" style:page-number="auto" fo:background-color="#faebd7" fo:padding="0.0201in" fo:border="0.74pt solid #000000">
        <style:tab-stops/>
      </style:paragraph-properties>
      <style:text-properties fo:font-size="11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Figure" style:family="paragraph" style:parent-style-name="Caption" style:class="extra" style:master-page-name="">
      <style:paragraph-properties style:page-number="auto"/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mall_20_Caps" style:display-name="Small Caps" style:family="text">
      <style:text-properties fo:font-variant="small-caps" fo:font-size="10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fo:font-family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9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b7cf7c"/>
    </style:style>
    <style:style style:name="M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057fde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4" style:family="text">
      <style:text-properties fo:font-size="12pt" fo:font-weight="bold" officeooo:rsid="01e1f695" style:font-name-asian="Liberation Sans1" style:font-size-asian="10.5pt" style:font-name-complex="Liberation Sans1"/>
    </style:style>
    <style:style style:name="MT5" style:family="text">
      <style:text-properties fo:font-size="12pt" fo:font-weight="bold" officeooo:rsid="01d47918" style:font-name-asian="Liberation Sans1" style:font-size-asian="10.5pt" style:font-name-complex="Liberation Sans1"/>
    </style:style>
    <style:style style:name="MT6" style:family="text">
      <style:text-properties fo:font-size="12pt" fo:font-weight="bold" officeooo:rsid="01ea65d6" style:font-name-asian="Liberation Sans1" style:font-size-asian="10.5pt" style:font-name-complex="Liberation Sans1"/>
    </style:style>
    <style:style style:name="MT7" style:family="text">
      <style:text-properties officeooo:rsid="00b1e0fa" style:font-name-asian="Liberation Sans1" style:font-name-complex="Liberation Sans1"/>
    </style:style>
    <style:style style:name="MT8" style:family="text">
      <style:text-properties fo:font-size="12pt" fo:font-weight="bold" officeooo:rsid="010124a3" style:font-size-asian="10.5pt"/>
    </style:style>
    <style:style style:name="MT9" style:family="text">
      <style:text-properties officeooo:rsid="010563d1"/>
    </style:style>
    <style:style style:name="MT10" style:family="text">
      <style:text-properties officeooo:rsid="0050f0df" style:font-name-asian="Liberation Serif" style:font-name-complex="Liberation Serif"/>
    </style:style>
    <style:style style:name="MT11" style:family="text">
      <style:text-properties officeooo:rsid="0050f0df" style:font-name-asian="Arial Unicode MS" style:font-name-complex="Arial Unicode MS"/>
    </style:style>
    <style:style style:name="MT12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Microcontrollers in Labs</text:span><text:span text:style-name="MT2"><text:tab/></text:span><text:span text:style-name="MT3">Lab </text:span><text:span text:style-name="MT4">8</text:span><text:span text:style-name="MT3"> – </text:span><text:span text:style-name="MT5">WiFi </text:span><text:span text:style-name="MT6">Notes</text:span><text:span text:style-name="MT7"><text:tab/></text:span><text:span text:style-name="MT8">Fall</text:span><text:span text:style-name="MT2"> 202</text:span><text:span text:style-name="MT9">4</text:span></text:p>
        <text:p text:style-name="MP2">Names __________________________________________________________________</text:p>
      </style:header>
      <style:footer>
        <text:p text:style-name="MP3"><text:file-name text:display="name-and-extension">Lab08-WiFi_Notes_24a.odt</text:file-name><text:tab/><text:span text:style-name="MT10">—</text:span><text:span text:style-name="MT11"> </text:span><text:span text:style-name="MT11"><text:page-number text:select-page="current">1</text:page-number></text:span><text:span text:style-name="MT11"><text:s/></text:span><text:span text:style-name="MT12">of </text:span><text:span text:style-name="MT12"><text:page-count>1</text:page-count></text:span><text:span text:style-name="MT11"><text:s/></text:span><text:span text:style-name="MT10">—</text:span><text:span text:style-name="MT11"><text:tab/></text:span><text:span text:style-name="MT11"><text:date style:data-style-name="N49" text:date-value="2024-10-05T11:39:40.353934876">2024-10-04</text:date></text:span><text:span text:style-name="MT11">, </text:span><text:span text:style-name="MT11"><text:time style:data-style-name="N60" text:time-value="2024-10-05T11:39:40.354114668">17:38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2DT3H40M6S</meta:editing-duration>
    <meta:editing-cycles>104</meta:editing-cycles>
    <meta:generator>LibreOffice/24.2.5.2$Linux_X86_64 LibreOffice_project/420$Build-2</meta:generator>
    <meta:initial-creator>Prof Huster</meta:initial-creator>
    <dc:date>2024-10-05T11:39:40.068936492</dc:date>
    <meta:document-statistic meta:table-count="0" meta:image-count="0" meta:object-count="0" meta:page-count="1" meta:paragraph-count="20" meta:word-count="130" meta:character-count="845" meta:non-whitespace-character-count="740"/>
  </office:meta>
</office:document-meta>
</file>